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124cm" draw:marker-end-width="0.124cm" draw:fill="solid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33333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0.665cm"/>
    </style:style>
    <style:style style:name="gr5" style:family="graphic" style:parent-style-name="standard">
      <style:graphic-properties draw:fill="solid" draw:fill-color="#83caff" draw:fill-hatch-solid="tru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088cm"/>
    </style:style>
    <style:style style:name="gr7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7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08cm"/>
    </style:style>
    <style:style style:name="gr10" style:family="graphic" style:parent-style-name="standard">
      <style:graphic-properties draw:fill="none" draw:fill-color="#00dc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685cm"/>
    </style:style>
    <style:style style:name="gr13" style:family="graphic" style:parent-style-name="standard">
      <style:graphic-properties svg:stroke-width="0.051cm" draw:marker-start-width="0.276cm" draw:marker-end="Arrowheads_20_2" draw:marker-end-width="0.376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7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7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0.753cm"/>
    </style:style>
    <style:style style:name="gr17" style:family="graphic" style:parent-style-name="standard">
      <style:graphic-properties svg:stroke-width="0.051cm" draw:marker-start="" draw:marker-end="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9" style:family="graphic" style:parent-style-name="standard">
      <style:graphic-properties svg:stroke-width="0cm" draw:marker-start-width="0.124cm" draw:marker-end-width="0.124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1.68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0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Ubuntu" style:font-pitch="variable"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/>
      <style:text-properties fo:color="#000000" fo:font-family="Ubuntu" style:font-pitch="variable" fo:font-size="9pt" fo:font-weight="bold" style:font-size-asian="9pt" style:font-weight-asian="bold" style:font-size-complex="9pt" style:font-weight-complex="bold"/>
    </style:style>
    <style:style style:name="P4" style:family="paragraph">
      <style:text-properties fo:color="#000000" fo:font-family="Ubuntu" style:font-pitch="variable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color="#000000" fo:font-family="Ubuntu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fo:font-family="Ubuntu" style:font-pitch="variable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000000" fo:font-family="Ubuntu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00" fo:font-family="Ubuntu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1.423cm" svg:height="1.631cm" svg:x="2.8cm" svg:y="6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1.803cm" svg:height="1.585cm" svg:x="3.386cm" svg:y="1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34cm" svg:height="0.276cm" svg:x="3.508cm" svg:y="1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.58cm" svg:height="0.911cm" svg:x="3.335cm" svg:y="0.635cm">
          <draw:text-box>
            <text:p><text:span text:style-name="T1">Xeon X5650</text:span></text:p>
          </draw:text-box>
        </draw:frame>
        <draw:custom-shape draw:style-name="gr5" draw:text-style-name="P3" xml:id="id2" draw:id="id2" draw:layer="layout" svg:width="1.94cm" svg:height="0.794cm" svg:x="3.315cm" svg:y="3.503cm">
          <text:p text:style-name="P1"><text:span text:style-name="T1">QPI-PCIe</text:span></text:p>
          <text:p text:style-name="P1"><text:span text:style-name="T1">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2.588cm" svg:height="0.911cm" svg:x="0.812cm" svg:y="1.667cm">
          <draw:text-box>
            <text:p><text:span text:style-name="T1">Tesla C2050</text:span></text:p>
          </draw:text-box>
        </draw:frame>
        <draw:custom-shape draw:style-name="gr7" draw:text-style-name="P1" draw:layer="layout" svg:width="0.358cm" svg:height="0.312cm" svg:x="0.584cm" svg:y="1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2.267cm" svg:height="0.911cm" svg:x="0.826cm" svg:y="1.246cm">
          <draw:text-box>
            <text:p><text:span text:style-name="T1">Xeon core</text:span></text:p>
          </draw:text-box>
        </draw:frame>
        <draw:frame draw:style-name="gr9" draw:text-style-name="P2" draw:layer="layout" svg:width="2.58cm" svg:height="0.911cm" svg:x="7.315cm" svg:y="0.636cm">
          <draw:text-box>
            <text:p><text:span text:style-name="T1">Xeon X5650</text:span></text:p>
          </draw:text-box>
        </draw:frame>
        <draw:custom-shape draw:style-name="gr10" draw:text-style-name="P1" draw:layer="layout" svg:width="2.591cm" svg:height="1.132cm" svg:x="0.453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3" draw:id="id3" draw:layer="layout" svg:width="1.36cm" svg:height="0.73cm" svg:x="2.836cm" svg:y="5.344cm">
          <text:p text:style-name="P1"><text:span text:style-name="T1">PCIe </text:span></text:p>
          <text:p text:style-name="P1"><text:span text:style-name="T1">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draw:layer="layout" svg:width="2.185cm" svg:height="0.965cm" svg:x="0.345cm" svg:y="6.074cm">
          <draw:text-box>
            <text:p><text:span text:style-name="T2">PCIe 16x</text:span></text:p>
          </draw:text-box>
        </draw:frame>
        <draw:line draw:style-name="gr13" draw:text-style-name="P1" draw:layer="layout" svg:x1="2.177cm" svg:y1="6.391cm" svg:x2="3.318cm" svg:y2="6.391cm">
          <text:p/>
        </draw:line>
        <draw:frame draw:style-name="gr14" draw:text-style-name="P4" draw:layer="layout" svg:width="1.252cm" svg:height="0.965cm" svg:x="5.755cm" svg:y="3.888cm">
          <draw:text-box>
            <text:p><text:span text:style-name="T2">QPI</text:span></text:p>
          </draw:text-box>
        </draw:frame>
        <draw:frame draw:style-name="gr15" draw:text-style-name="P4" draw:layer="layout" svg:width="1.253cm" svg:height="0.965cm" svg:x="5.796cm" svg:y="1.941cm">
          <draw:text-box>
            <text:p><text:span text:style-name="T2">QPI</text:span></text:p>
          </draw:text-box>
        </draw:frame>
        <draw:frame draw:style-name="gr16" draw:text-style-name="P4" draw:layer="layout" svg:width="1.253cm" svg:height="0.969cm" svg:x="8.16cm" svg:y="2.776cm">
          <draw:text-box>
            <text:p><text:span text:style-name="T2">QPI</text:span></text:p>
          </draw:text-box>
        </draw:frame>
        <draw:connector draw:style-name="gr17" draw:text-style-name="P1" draw:layer="layout" svg:x1="4.287cm" svg:y1="2.725cm" svg:x2="4.285cm" svg:y2="3.503cm" draw:start-shape="id1" draw:start-glue-point="2" draw:end-shape="id2" draw:end-glue-point="0" svg:d="m4287 2725v389h-2v389" svg:viewBox="0 0 3 779">
          <text:p/>
        </draw:connector>
        <draw:custom-shape draw:style-name="gr18" draw:text-style-name="P3" xml:id="id5" draw:id="id5" draw:layer="layout" svg:width="1.94cm" svg:height="0.794cm" svg:x="7.309cm" svg:y="3.503cm">
          <text:p text:style-name="P1"><text:span text:style-name="T1">QPI-PCIe</text:span></text:p>
          <text:p text:style-name="P1"><text:span text:style-name="T1">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141cm" svg:height="0.589cm" svg:x="2.941cm" svg:y="6.789cm">
          <text:p text:style-name="P1"><text:span text:style-name="T3">G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141cm" svg:height="0.589cm" svg:x="2.941cm" svg:y="7.533cm">
          <text:p text:style-name="P1"><text:span text:style-name="T3">G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4" draw:id="id4" draw:layer="layout" svg:width="1.362cm" svg:height="0.729cm" svg:x="4.364cm" svg:y="5.345cm">
          <text:p text:style-name="P1"><text:span text:style-name="T1">PCIe </text:span></text:p>
          <text:p text:style-name="P1"><text:span text:style-name="T1">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6" draw:id="id6" draw:layer="layout" svg:width="1.362cm" svg:height="0.73cm" svg:x="6.838cm" svg:y="5.344cm">
          <text:p text:style-name="P1"><text:span text:style-name="T1">PCIe </text:span></text:p>
          <text:p text:style-name="P1"><text:span text:style-name="T1">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7" draw:id="id7" draw:layer="layout" svg:width="1.361cm" svg:height="0.729cm" svg:x="8.367cm" svg:y="5.345cm">
          <text:p text:style-name="P1"><text:span text:style-name="T1">PCIe </text:span></text:p>
          <text:p text:style-name="P1"><text:span text:style-name="T1">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" draw:layer="layout" svg:x1="4.285cm" svg:y1="4.297cm" svg:x2="3.516cm" svg:y2="5.344cm" draw:start-shape="id2" draw:end-shape="id3" draw:end-glue-point="0" svg:d="m4285 4297v524h-769v523" svg:viewBox="0 0 770 1048">
          <text:p/>
        </draw:connector>
        <draw:connector draw:style-name="gr20" draw:text-style-name="P1" draw:layer="layout" svg:x1="4.285cm" svg:y1="4.297cm" svg:x2="5.045cm" svg:y2="5.345cm" draw:start-shape="id2" draw:start-glue-point="2" draw:end-shape="id4" draw:end-glue-point="0" svg:d="m4285 4297v524h760v524" svg:viewBox="0 0 761 1049">
          <text:p/>
        </draw:connector>
        <draw:connector draw:style-name="gr20" draw:text-style-name="P1" draw:layer="layout" svg:x1="8.279cm" svg:y1="4.297cm" svg:x2="7.519cm" svg:y2="5.344cm" draw:start-shape="id5" draw:start-glue-point="2" draw:end-shape="id6" svg:d="m8279 4297v524h-760v523" svg:viewBox="0 0 761 1048">
          <text:p/>
        </draw:connector>
        <draw:connector draw:style-name="gr20" draw:text-style-name="P1" draw:layer="layout" svg:x1="8.279cm" svg:y1="4.297cm" svg:x2="9.047cm" svg:y2="5.345cm" draw:start-shape="id5" draw:start-glue-point="2" draw:end-shape="id7" draw:end-glue-point="0" svg:d="m8279 4297v524h768v524" svg:viewBox="0 0 769 1049">
          <text:p/>
        </draw:connector>
        <draw:connector draw:style-name="gr20" draw:text-style-name="P1" draw:layer="layout" svg:x1="3.516cm" svg:y1="6.074cm" svg:x2="3.511cm" svg:y2="6.631cm" draw:start-shape="id3" draw:start-glue-point="2" draw:end-shape="id8" draw:end-glue-point="0" svg:d="m3516 6074v278h-5v279" svg:viewBox="0 0 6 558">
          <text:p/>
        </draw:connector>
        <draw:connector draw:style-name="gr20" draw:text-style-name="P1" draw:layer="layout" svg:x1="5.045cm" svg:y1="6.074cm" svg:x2="5.047cm" svg:y2="6.632cm" draw:start-shape="id4" draw:start-glue-point="2" svg:d="m5045 6074v529h2v29" svg:viewBox="0 0 3 559">
          <text:p/>
        </draw:connector>
        <draw:connector draw:style-name="gr20" draw:text-style-name="P1" draw:layer="layout" svg:x1="7.519cm" svg:y1="6.074cm" svg:x2="7.523cm" svg:y2="6.631cm" draw:start-shape="id6" draw:start-glue-point="2" svg:d="m7519 6074v529h4v28" svg:viewBox="0 0 5 558">
          <text:p/>
        </draw:connector>
        <draw:connector draw:style-name="gr20" draw:text-style-name="P1" draw:layer="layout" svg:x1="9.047cm" svg:y1="6.074cm" svg:x2="9.05cm" svg:y2="6.632cm" draw:start-shape="id7" draw:start-glue-point="2" svg:d="m9047 6074v529h3v29" svg:viewBox="0 0 4 559">
          <text:p/>
        </draw:connector>
        <draw:frame draw:style-name="gr21" draw:text-style-name="P4" draw:layer="layout" svg:width="2.185cm" svg:height="0.969cm" svg:x="0.345cm" svg:y="4.589cm">
          <draw:text-box>
            <text:p><text:span text:style-name="T2">PCIe 16x</text:span></text:p>
          </draw:text-box>
        </draw:frame>
        <draw:line draw:style-name="gr13" draw:text-style-name="P1" draw:layer="layout" svg:x1="2.177cm" svg:y1="4.908cm" svg:x2="3.318cm" svg:y2="4.908cm">
          <text:p/>
        </draw:line>
        <draw:frame draw:style-name="gr22" draw:text-style-name="P4" draw:layer="layout" svg:width="1.254cm" svg:height="0.969cm" svg:x="4.157cm" svg:y="2.776cm">
          <draw:text-box>
            <text:p><text:span text:style-name="T2">QPI</text:span></text:p>
          </draw:text-box>
        </draw:frame>
        <draw:connector draw:style-name="gr20" draw:text-style-name="P1" draw:layer="layout" svg:x1="5.255cm" svg:y1="3.9cm" svg:x2="7.309cm" svg:y2="3.9cm" draw:start-shape="id2" draw:start-glue-point="1" draw:end-shape="id5" draw:end-glue-point="3" svg:d="m5255 3900h2054" svg:viewBox="0 0 2055 1">
          <text:p/>
        </draw:connector>
        <draw:custom-shape draw:style-name="gr23" draw:text-style-name="P1" draw:layer="layout" svg:width="0.358cm" svg:height="0.312cm" svg:x="0.584cm" svg:y="1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34cm" svg:height="0.276cm" svg:x="3.509cm" svg:y="1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34cm" svg:height="0.281cm" svg:x="3.51cm" svg:y="1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34cm" svg:height="0.276cm" svg:x="3.51cm" svg:y="2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35cm" svg:height="0.276cm" svg:x="4.344cm" svg:y="1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35cm" svg:height="0.276cm" svg:x="4.345cm" svg:y="1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34cm" svg:height="0.281cm" svg:x="4.346cm" svg:y="1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34cm" svg:height="0.276cm" svg:x="4.346cm" svg:y="2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" draw:layer="layout" svg:x1="5.189cm" svg:y1="1.932cm" svg:x2="7.38cm" svg:y2="1.932cm" draw:start-shape="id1" draw:start-glue-point="1" svg:d="m5189 1932h2191" svg:viewBox="0 0 2192 1">
          <text:p/>
        </draw:connector>
        <draw:connector draw:style-name="gr20" draw:text-style-name="P1" draw:layer="layout" svg:x1="8.282cm" svg:y1="2.725cm" svg:x2="8.279cm" svg:y2="3.503cm" draw:end-shape="id5" draw:end-glue-point="0" svg:d="m8282 2725v139h-3v639" svg:viewBox="0 0 4 779">
          <text:p/>
        </draw:connector>
        <draw:custom-shape draw:style-name="gr24" draw:text-style-name="P1" draw:layer="layout" svg:width="2.865cm" svg:height="1.27cm" svg:x="9.2cm" svg:y="2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03cm" svg:height="1.585cm" svg:x="7.385cm" svg:y="1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34cm" svg:height="0.276cm" svg:x="7.507cm" svg:y="1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34cm" svg:height="0.276cm" svg:x="7.508cm" svg:y="1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34cm" svg:height="0.281cm" svg:x="7.509cm" svg:y="1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34cm" svg:height="0.276cm" svg:x="7.509cm" svg:y="2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35cm" svg:height="0.276cm" svg:x="8.343cm" svg:y="1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35cm" svg:height="0.276cm" svg:x="8.344cm" svg:y="1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34cm" svg:height="0.281cm" svg:x="8.345cm" svg:y="1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34cm" svg:height="0.276cm" svg:x="8.345cm" svg:y="2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23cm" svg:height="1.631cm" svg:x="4.399cm" svg:y="6.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141cm" svg:height="0.589cm" svg:x="4.54cm" svg:y="6.788cm">
          <text:p text:style-name="P1"><text:span text:style-name="T3">G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141cm" svg:height="0.589cm" svg:x="4.54cm" svg:y="7.532cm">
          <text:p text:style-name="P1"><text:span text:style-name="T3">G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23cm" svg:height="1.631cm" svg:x="6.798cm" svg:y="6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141cm" svg:height="0.589cm" svg:x="6.939cm" svg:y="6.787cm">
          <text:p text:style-name="P1"><text:span text:style-name="T3">G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141cm" svg:height="0.589cm" svg:x="6.939cm" svg:y="7.531cm">
          <text:p text:style-name="P1"><text:span text:style-name="T3">G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23cm" svg:height="1.631cm" svg:x="8.397cm" svg:y="6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141cm" svg:height="0.589cm" svg:x="8.538cm" svg:y="6.786cm">
          <text:p text:style-name="P1"><text:span text:style-name="T3">G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141cm" svg:height="0.589cm" svg:x="8.538cm" svg:y="7.53cm">
          <text:p text:style-name="P1"><text:span text:style-name="T3">GPU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Arrowheads_20_2" draw:display-name="Arrowheads 2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065cm" fo:page-height="8.4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Lima</meta:initial-creator>
    <meta:creation-date>2011-11-09T18:06:38</meta:creation-date>
    <dc:date>2013-06-10T15:01:53</dc:date>
    <meta:editing-duration>PT4H18M46S</meta:editing-duration>
    <meta:editing-cycles>32</meta:editing-cycles>
    <meta:generator>LibreOffice/3.5$Linux_X86_64 LibreOffice_project/350m1$Build-2</meta:generator>
    <meta:document-statistic meta:object-count="64"/>
  </office:meta>
</office:document-meta>
</file>